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672" officeooo:paragraph-rsid="001196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have turned on both Zernikes and Kolmogorov Turbulence. Would you like to turn one off?</text:p>
      <text:p text:style-name="P1">y/n : n</text:p>
      <text:p text:style-name="P1">make: circular COSINE pupil(1)</text:p>
      <text:p text:style-name="P1"/>
      <text:p text:style-name="P1">Pupil Mask Constructed</text:p>
      <text:p text:style-name="P1"/>
      <text:p text:style-name="P1">IrisAO Mirror Constructed</text:p>
      <text:p text:style-name="P1"/>
      <text:p text:style-name="P1">Using a Flat instead of the BMC</text:p>
      <text:p text:style-name="P1"/>
      <text:p text:style-name="P1">Injected Aberrations:</text:p>
      <text:p text:style-name="P1"><text:s text:c="4"/>n <text:s text:c="3"/>m <text:s text:c="4"/>Number_of_waves</text:p>
      <text:p text:style-name="P1"><text:s text:c="4"/>_ <text:s text:c="3"/>__ <text:s text:c="3"/>_______________</text:p>
      <text:p text:style-name="P1"><text:s text:c="4"/>1 <text:s text:c="3"/>-1 <text:s text:c="3"/>-0.12353 <text:s text:c="6"/></text:p>
      <text:p text:style-name="P1"><text:s text:c="4"/>1 <text:s text:c="4"/>1 <text:s text:c="3"/>-0.42468 <text:s text:c="6"/></text:p>
      <text:p text:style-name="P1"><text:s text:c="4"/>2 <text:s text:c="4"/>2 <text:s text:c="4"/>0.20248 <text:s text:c="6"/></text:p>
      <text:p text:style-name="P1"><text:s text:c="4"/>3 <text:s text:c="3"/>-1 <text:s text:c="4"/>0.34145 <text:s text:c="6"/></text:p>
      <text:p text:style-name="P1">Rendering AOScreen Simulated Turbulence.</text:p>
      <text:p text:style-name="P1">Wind =</text:p>
      <text:p text:style-name="P1"><text:s text:c="5"/>3</text:p>
      <text:p text:style-name="P1"><text:s text:c="4"/>-1</text:p>
      <text:p text:style-name="P1">expected_strehl =</text:p>
      <text:p text:style-name="P1"><text:s text:c="4"/>0.8781</text:p>
      <text:p text:style-name="P1">Making Fields</text:p>
      <text:p text:style-name="P1">Making Diffraction Limited PSF</text:p>
      <text:p text:style-name="P1"/>
      <text:p text:style-name="P1">Press Enter when figure is sized to liking</text:p>
      <text:p text:style-name="P1">Movie Calibration Complete</text:p>
      <text:p text:style-name="P1"/>
      <text:p text:style-name="P1">Initializing Data Cubes</text:p>
      <text:p text:style-name="P1"/>
      <text:p text:style-name="P1">Starting the loop</text:p>
      <text:p text:style-name="P1"/>
      <text:p text:style-name="P1">Pixelshift = [2,2];</text:p>
      <text:p text:style-name="P1"/>
      <text:p text:style-name="P1">Loop #1 Approximate Strehl: 0.105356 </text:p>
      <text:p text:style-name="P1">Loop #2 Approximate Strehl: 0.105356 </text:p>
      <text:p text:style-name="P1">Loop #3 Approximate Strehl: 0.105356 </text:p>
      <text:p text:style-name="P1">Loop #4 Approximate Strehl: 0.105356 </text:p>
      <text:p text:style-name="P1">Loop #5 Approximate Strehl: 0.105356 </text:p>
      <text:p text:style-name="P1">Loop #6 Approximate Strehl: 0.748263 </text:p>
      <text:p text:style-name="P1">Loop #7 Approximate Strehl: 0.958863 </text:p>
      <text:p text:style-name="P1">Loop #8 Approximate Strehl: 0.968648 </text:p>
      <text:p text:style-name="P1">Loop #9 Approximate Strehl: 0.973720 </text:p>
      <text:p text:style-name="P1">Loop #10 Approximate Strehl: 0.977777 </text:p>
      <text:p text:style-name="P1">Loop #11 Approximate Strehl: 0.981420 </text:p>
      <text:p text:style-name="P1">Loop #12 Approximate Strehl: 0.981296 </text:p>
      <text:p text:style-name="P1">Loop #13 Approximate Strehl: 0.984675 </text:p>
      <text:p text:style-name="P1">Loop #14 Approximate Strehl: 0.984549 </text:p>
      <text:p text:style-name="P1"><text:soft-page-break/>Loop #15 Approximate Strehl: 0.985868 </text:p>
      <text:p text:style-name="P1">Loop #16 Approximate Strehl: 0.986689 </text:p>
      <text:p text:style-name="P1">Loop #17 Approximate Strehl: 0.986777 </text:p>
      <text:p text:style-name="P1">Loop #18 Approximate Strehl: 0.162098 </text:p>
      <text:p text:style-name="P1">Loop #19 Approximate Strehl: 0.424072 </text:p>
      <text:p text:style-name="P1">Loop #20 Approximate Strehl: 0.593421 </text:p>
      <text:p text:style-name="P1">Loop #21 Approximate Strehl: 0.718217 </text:p>
      <text:p text:style-name="P1">Loop #22 Approximate Strehl: 0.906281 </text:p>
      <text:p text:style-name="P1">Loop #23 Approximate Strehl: 0.926238 </text:p>
      <text:p text:style-name="P1">Loop #24 Approximate Strehl: 0.930186 </text:p>
      <text:p text:style-name="P1">Loop #25 Approximate Strehl: 0.932257 </text:p>
      <text:p text:style-name="P1">Loop #26 Approximate Strehl: 0.935104 </text:p>
      <text:p text:style-name="P1">Loop #27 Approximate Strehl: 0.936449 </text:p>
      <text:p text:style-name="P1">Loop #28 Approximate Strehl: 0.938570 </text:p>
      <text:p text:style-name="P1">Loop #29 Approximate Strehl: 0.936684 </text:p>
      <text:p text:style-name="P1">Loop #30 Approximate Strehl: 0.940097 </text:p>
      <text:p text:style-name="P1">Loop #31 Approximate Strehl: 0.939986 </text:p>
      <text:p text:style-name="P1">Loop #32 Approximate Strehl: 0.941340 </text:p>
      <text:p text:style-name="P1">Loop #33 Approximate Strehl: 0.942303 </text:p>
      <text:p text:style-name="P1">Loop #34 Approximate Strehl: 0.943565 </text:p>
      <text:p text:style-name="P1">Loop #35 Approximate Strehl: 0.944789 </text:p>
      <text:p text:style-name="P1">Loop #36 Approximate Strehl: 0.026649 </text:p>
      <text:p text:style-name="P1">Loop #37 Approximate Strehl: 0.045102 </text:p>
      <text:p text:style-name="P1">Loop #38 Approximate Strehl: 0.004275 </text:p>
      <text:p text:style-name="P1">Loop #39 Approximate Strehl: 0.321452 </text:p>
      <text:p text:style-name="P1">Loop #40 Approximate Strehl: 0.170121 </text:p>
      <text:p text:style-name="P1">Loop #41 Approximate Strehl: 0.353623 </text:p>
      <text:p text:style-name="P1">Loop #42 Approximate Strehl: 0.211439 </text:p>
      <text:p text:style-name="P1">Loop #43 Approximate Strehl: 0.066293 </text:p>
      <text:p text:style-name="P1">Loop #44 Approximate Strehl: 0.037000 </text:p>
      <text:p text:style-name="P1">Loop #45 Approximate Strehl: 0.028230 </text:p>
      <text:p text:style-name="P1">Loop #46 Approximate Strehl: 0.034482 </text:p>
      <text:p text:style-name="P1">Loop #47 Approximate Strehl: 0.039472 </text:p>
      <text:p text:style-name="P1">Loop #48 Approximate Strehl: 0.037311 </text:p>
      <text:p text:style-name="P1">Loop #49 Approximate Strehl: 0.036013 </text:p>
      <text:p text:style-name="P1">Loop #50 Approximate Strehl: 0.038954 </text:p>
      <text:p text:style-name="P1">Loop #51 Approximate Strehl: 0.036091 </text:p>
      <text:p text:style-name="P1">Loop #52 Approximate Strehl: 0.034221 </text:p>
      <text:p text:style-name="P1">Loop #53 Approximate Strehl: 0.042412 </text:p>
      <text:p text:style-name="P1">Loop #54 Approximate Strehl: 0.047924 </text:p>
      <text:p text:style-name="P1">Loop #55 Approximate Strehl: 0.061375 </text:p>
      <text:p text:style-name="P1">Loop #56 Approximate Strehl: 0.044824 </text:p>
      <text:p text:style-name="P1">Loop #57 Approximate Strehl: 0.039202 </text:p>
      <text:p text:style-name="P1">Loop #58 Approximate Strehl: 0.025377 </text:p>
      <text:p text:style-name="P1">Loop #59 Approximate Strehl: 0.031950 </text:p>
      <text:p text:style-name="P1">Loop #60 Approximate Strehl: 0.032876 </text:p>
      <text:p text:style-name="P1">filename =</text:p>
      <text:p text:style-name="P1">Closed_loop_Zernike_with_Kolmogorov_added_1500000_photons_and_0.50_ReadNoise_with_5_images_per_PSF_07_08_2015_12_40_28_902</text:p>
      <text:p text:style-name="P1"><text:soft-page-break/>Saving DM Positions</text:p>
      <text:p text:style-name="P1">Saving Movie Vari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2:42:54.881422190</meta:creation-date>
    <dc:date>2015-07-08T12:44:43.154349872</dc:date>
    <meta:editing-duration>PT1M49S</meta:editing-duration>
    <meta:editing-cycles>1</meta:editing-cycles>
    <meta:document-statistic meta:table-count="0" meta:image-count="0" meta:object-count="0" meta:page-count="3" meta:paragraph-count="90" meta:word-count="402" meta:character-count="3105" meta:non-whitespace-character-count="2627"/>
    <meta:generator>LibreOffice/4.4.2.2$Linux_X86_64 LibreOffice_project/40m0$Build-2</meta:generator>
  </office:meta>
</office:document-meta>
</file>